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5pt"/>
    </style:style>
    <style:style style:name="co2" style:family="table-column">
      <style:table-column-properties fo:break-before="auto" style:column-width="59.44pt"/>
    </style:style>
    <style:style style:name="co3" style:family="table-column">
      <style:table-column-properties fo:break-before="auto" style:column-width="103.89pt"/>
    </style:style>
    <style:style style:name="co4" style:family="table-column">
      <style:table-column-properties fo:break-before="auto" style:column-width="215.49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46.91pt"/>
    </style:style>
    <style:style style:name="ro1" style:family="table-row">
      <style:table-row-properties style:row-height="26.2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30.7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pt" style:writing-mode="page"/>
    </style:style>
    <style:style style:name="T1" style:family="text">
      <style:text-properties fo:color="#0000ff"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00"/>
    </style:style>
    <style:style style:name="T3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00ff"/>
    </style:style>
    <style:style style:name="T4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800000"/>
    </style:style>
    <style:style style:name="T5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ff0000"/>
    </style:style>
    <style:style style:name="T6" style:family="text">
      <style:text-properties style:font-name="Arial Unicode MS" fo:font-size="10pt" fo:font-weight="normal" style:text-underline-style="none" style:text-underline-color="font-color" style:text-line-through-type="none" fo:font-style="normal" style:text-outline="false" fo:text-shadow="none" style:text-position="0%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fo:color="#008000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-is-between(0,1)" table:allow-empty-cell="true" table:base-cell-address="PPP.G2">
          <table:help-message table:display="true"/>
          <table:error-message table:message-type="stop" table:display="true"/>
        </table:content-validation>
        <table:content-validation table:name="val2" table:condition="of:cell-content-is-in-list(#NAME?)" table:allow-empty-cell="true" table:display-list="unsorted" table:base-cell-address="PPP.K2"/>
      </table:content-validations>
      <table:table table:name="PPP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3" table:number-columns-repeated="2" table:default-cell-style-name="ce8"/>
        <table:table-column table:style-name="co4" table:default-cell-style-name="ce3"/>
        <table:table-column table:style-name="co5" table:number-columns-repeated="4" table:default-cell-style-name="ce3"/>
        <table:table-column table:style-name="co3" table:default-cell-style-name="ce3"/>
        <table:table-column table:style-name="co6" table:default-cell-style-name="ce14"/>
        <table:table-column table:style-name="co6" table:default-cell-style-name="ce15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ROUTINE</text:p>
          </table:table-cell>
          <table:table-cell table:style-name="ce4" office:value-type="string" calcext:value-type="string">
            <text:p>LINE NUMBER</text:p>
          </table:table-cell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FILEMAN FILE</text:p>
          </table:table-cell>
          <table:table-cell table:style-name="ce5" office:value-type="string" calcext:value-type="string">
            <text:p>CODE</text:p>
          </table:table-cell>
          <table:table-cell table:style-name="ce10" office:value-type="string" calcext:value-type="string">
            <text:p>Valid</text:p>
          </table:table-cell>
          <table:table-cell table:style-name="ce10" office:value-type="string" calcext:value-type="string">
            <text:p>Set</text:p>
          </table:table-cell>
          <table:table-cell table:style-name="ce10" office:value-type="string" calcext:value-type="string">
            <text:p>Read</text:p>
          </table:table-cell>
          <table:table-cell table:style-name="ce10" office:value-type="string" calcext:value-type="string">
            <text:p>Kill</text:p>
          </table:table-cell>
          <table:table-cell table:style-name="ce11" office:value-type="string" calcext:value-type="string">
            <text:p>Routine Type</text:p>
          </table:table-cell>
          <table:table-cell table:style-name="ce12" office:value-type="string" calcext:value-type="string">
            <text:p>API Suggestion</text:p>
          </table:table-cell>
          <table:table-cell table:style-name="ce12" office:value-type="string" calcext:value-type="string">
            <text:p>Comments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PPP44PI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INDIRECTION</text:p>
          </table:table-cell>
          <table:table-cell table:style-name="ce6" table:number-columns-repeated="2"/>
          <table:table-cell table:style-name="ce9" office:value-type="string" calcext:value-type="string">
            <text:p> .<text:span text:style-name="T1">I </text:span><text:span text:style-name="T2">'</text:span><text:span text:style-name="T3">$D</text:span><text:span text:style-name="T2">(@</text:span><text:span text:style-name="T4">GNOD</text:span><text:span text:style-name="T2">),'</text:span><text:span text:style-name="T3">$$</text:span><text:span text:style-name="T5">VFILE</text:span><text:span text:style-name="T2">^DILFD(</text:span><text:span text:style-name="T4">FILE</text:span><text:span text:style-name="T2">) </text:span><text:span text:style-name="T3">D  Q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application</text:p>
          </table:table-cell>
          <table:table-cell table:style-name="ce13" table:number-columns-repeated="2"/>
          <table:table-cell table:number-columns-repeated="1011"/>
        </table:table-row>
        <table:table-row table:style-name="ro3">
          <table:table-cell table:style-name="ce2" office:value-type="string" calcext:value-type="string">
            <text:p>PPP44PI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string" calcext:value-type="string">
            <text:p>$ORDER</text:p>
          </table:table-cell>
          <table:table-cell table:style-name="ce7" office:value-type="string" calcext:value-type="string">
            <text:p>^ROUTINE(X,</text:p>
          </table:table-cell>
          <table:table-cell table:style-name="ce6"/>
          <table:table-cell table:style-name="ce9" office:value-type="string" calcext:value-type="string">
            <text:p> <text:span text:style-name="T1">S </text:span><text:span text:style-name="T4">X</text:span><text:span text:style-name="T2">=</text:span><text:span text:style-name="T6">"PPO~" </text:span><text:span text:style-name="T3">F  S </text:span><text:span text:style-name="T4">X</text:span><text:span text:style-name="T2">=</text:span><text:span text:style-name="T3">$O</text:span><text:span text:style-name="T2">(^ROUTINE(</text:span><text:span text:style-name="T4">X</text:span><text:span text:style-name="T2">)) </text:span><text:span text:style-name="T3">Q</text:span><text:span text:style-name="T2">:(</text:span><text:span text:style-name="T4">X</text:span><text:span text:style-name="T2">=</text:span><text:span text:style-name="T6">""</text:span><text:span text:style-name="T2">)!(</text:span><text:span text:style-name="T3">$E</text:span><text:span text:style-name="T2">(</text:span><text:span text:style-name="T4">X</text:span><text:span text:style-name="T2">,1,3)'=</text:span><text:span text:style-name="T6">"PPP"</text:span><text:span text:style-name="T2">)  </text:span><text:span text:style-name="T3">D</text:span>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0" table:content-validation-name="val1" table:number-columns-repeated="3"/>
          <table:table-cell table:style-name="ce11" table:content-validation-name="val2" office:value-type="string" calcext:value-type="string">
            <text:p>application</text:p>
          </table:table-cell>
          <table:table-cell table:style-name="ce13"/>
          <table:table-cell table:style-name="ce13" office:value-type="string" calcext:value-type="string">
            <text:p>Non-standard FileMan routine</text:p>
          </table:table-cell>
          <table:table-cell table:number-columns-repeated="1011"/>
        </table:table-row>
        <table:table-row table:style-name="ro4" table:number-rows-repeated="104857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PPP.A1:PPP.M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6:42:38.883078000</meta:creation-date>
    <dc:date>2016-01-31T16:42:50.530273000</dc:date>
    <meta:editing-duration>PT11S</meta:editing-duration>
    <meta:editing-cycles>1</meta:editing-cycles>
    <meta:document-statistic meta:table-count="1" meta:cell-count="27" meta:object-count="0"/>
    <meta:generator>LibreOffice/5.0.4.2$MacOSX_X86_64 LibreOffice_project/2b9802c1994aa0b7dc6079e128979269cf95bc78</meta:generator>
  </office:meta>
</office:document-meta>
</file>